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text-properties fo:language="en" fo:country="US" officeooo:rsid="0046ac6a" officeooo:paragraph-rsid="001e6846"/>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4"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9"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20"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21"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22"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23"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4"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5" style:family="paragraph" style:parent-style-name="Text_20_body">
      <style:paragraph-properties fo:text-align="start" style:justify-single-word="false"/>
      <style:text-properties officeooo:rsid="002322d9" officeooo:paragraph-rsid="002322d9"/>
    </style:style>
    <style:style style:name="P26" style:family="paragraph" style:parent-style-name="Text_20_body">
      <style:paragraph-properties fo:text-align="start" style:justify-single-word="false"/>
      <style:text-properties officeooo:rsid="002322d9" officeooo:paragraph-rsid="005292bb"/>
    </style:style>
    <style:style style:name="P27" style:family="paragraph" style:parent-style-name="Text_20_body">
      <style:paragraph-properties fo:text-align="start" style:justify-single-word="false"/>
      <style:text-properties fo:language="en" fo:country="US" officeooo:rsid="003b63e2" officeooo:paragraph-rsid="003b63e2"/>
    </style:style>
    <style:style style:name="P28" style:family="paragraph" style:parent-style-name="Text_20_body">
      <style:paragraph-properties fo:text-align="start" style:justify-single-word="false"/>
      <style:text-properties fo:language="en" fo:country="US" officeooo:rsid="003b63e2" officeooo:paragraph-rsid="005e28b0"/>
    </style:style>
    <style:style style:name="P29" style:family="paragraph" style:parent-style-name="Text_20_body">
      <style:paragraph-properties fo:text-align="start" style:justify-single-word="false"/>
      <style:text-properties fo:language="en" fo:country="US" officeooo:rsid="00610642" officeooo:paragraph-rsid="00610642"/>
    </style:style>
    <style:style style:name="P30" style:family="paragraph" style:parent-style-name="Text_20_body">
      <style:paragraph-properties fo:text-align="start" style:justify-single-word="false"/>
      <style:text-properties fo:language="en" fo:country="US" officeooo:rsid="00627dd6" officeooo:paragraph-rsid="00627dd6"/>
    </style:style>
    <style:style style:name="P31" style:family="paragraph" style:parent-style-name="Text_20_body">
      <style:paragraph-properties fo:text-align="start" style:justify-single-word="false"/>
      <style:text-properties fo:language="en" fo:country="US" officeooo:rsid="006c2458" officeooo:paragraph-rsid="006c2458"/>
    </style:style>
    <style:style style:name="P32" style:family="paragraph" style:parent-style-name="Text_20_body">
      <style:paragraph-properties fo:text-align="start" style:justify-single-word="false"/>
      <style:text-properties fo:language="en" fo:country="US" officeooo:rsid="0050d29c" officeooo:paragraph-rsid="0071d74c"/>
    </style:style>
    <style:style style:name="P33" style:family="paragraph" style:parent-style-name="Text_20_body">
      <style:text-properties fo:language="en" fo:country="US" officeooo:rsid="0073e762" officeooo:paragraph-rsid="0073e762"/>
    </style:style>
    <style:style style:name="P34" style:family="paragraph" style:parent-style-name="Text_20_body">
      <style:paragraph-properties fo:text-align="start" style:justify-single-word="false"/>
      <style:text-properties fo:language="en" fo:country="US" officeooo:rsid="00753bc8" officeooo:paragraph-rsid="00753bc8"/>
    </style:style>
    <style:style style:name="P35" style:family="paragraph" style:parent-style-name="Text_20_body">
      <style:paragraph-properties fo:text-align="start" style:justify-single-word="false"/>
      <style:text-properties fo:language="en" fo:country="US" officeooo:rsid="0075e07b" officeooo:paragraph-rsid="0075e07b"/>
    </style:style>
    <style:style style:name="P36" style:family="paragraph" style:parent-style-name="Text_20_body">
      <style:paragraph-properties fo:text-align="start" style:justify-single-word="false"/>
      <style:text-properties officeooo:rsid="00304422" officeooo:paragraph-rsid="00304422"/>
    </style:style>
    <style:style style:name="P37" style:family="paragraph" style:parent-style-name="Text_20_body">
      <style:paragraph-properties fo:text-align="start" style:justify-single-word="false"/>
      <style:text-properties officeooo:rsid="00304422" officeooo:paragraph-rsid="0055cdb6"/>
    </style:style>
    <style:style style:name="P38" style:family="paragraph" style:parent-style-name="Text_20_body">
      <style:paragraph-properties fo:text-align="start" style:justify-single-word="false"/>
      <style:text-properties officeooo:rsid="0032acb1" officeooo:paragraph-rsid="0032acb1"/>
    </style:style>
    <style:style style:name="P39" style:family="paragraph" style:parent-style-name="Text_20_body">
      <style:paragraph-properties fo:text-align="start" style:justify-single-word="false"/>
      <style:text-properties officeooo:rsid="0032acb1" officeooo:paragraph-rsid="0035314e"/>
    </style:style>
    <style:style style:name="P40" style:family="paragraph" style:parent-style-name="Text_20_body">
      <style:paragraph-properties fo:text-align="start" style:justify-single-word="false"/>
      <style:text-properties officeooo:rsid="0032acb1" officeooo:paragraph-rsid="00699282"/>
    </style:style>
    <style:style style:name="P41" style:family="paragraph" style:parent-style-name="Text_20_body">
      <style:text-properties officeooo:rsid="00345666" officeooo:paragraph-rsid="00345666"/>
    </style:style>
    <style:style style:name="P42" style:family="paragraph" style:parent-style-name="Text_20_body">
      <style:paragraph-properties fo:text-align="start" style:justify-single-word="false"/>
      <style:text-properties officeooo:rsid="00345666" officeooo:paragraph-rsid="00345666"/>
    </style:style>
    <style:style style:name="P43" style:family="paragraph" style:parent-style-name="Text_20_body">
      <style:paragraph-properties fo:text-align="start" style:justify-single-word="false"/>
      <style:text-properties officeooo:rsid="00345666" officeooo:paragraph-rsid="005aa57d"/>
    </style:style>
    <style:style style:name="P44" style:family="paragraph" style:parent-style-name="Text_20_body">
      <style:text-properties officeooo:rsid="00345666" officeooo:paragraph-rsid="005aa57d"/>
    </style:style>
    <style:style style:name="P45" style:family="paragraph" style:parent-style-name="Text_20_body">
      <style:paragraph-properties fo:text-align="start" style:justify-single-word="false"/>
      <style:text-properties officeooo:rsid="003535f0" officeooo:paragraph-rsid="003535f0"/>
    </style:style>
    <style:style style:name="P46" style:family="paragraph" style:parent-style-name="Text_20_body">
      <style:paragraph-properties fo:text-align="start" style:justify-single-word="false"/>
      <style:text-properties officeooo:rsid="0036d9ff" officeooo:paragraph-rsid="0036d9ff"/>
    </style:style>
    <style:style style:name="P47" style:family="paragraph" style:parent-style-name="Text_20_body">
      <style:paragraph-properties fo:text-align="start" style:justify-single-word="false"/>
      <style:text-properties officeooo:rsid="003a0308" officeooo:paragraph-rsid="003a0308"/>
    </style:style>
    <style:style style:name="P48" style:family="paragraph" style:parent-style-name="Text_20_body">
      <style:paragraph-properties fo:text-align="start" style:justify-single-word="false"/>
      <style:text-properties officeooo:rsid="003a0308" officeooo:paragraph-rsid="003bfa34"/>
    </style:style>
    <style:style style:name="P49" style:family="paragraph" style:parent-style-name="Text_20_body">
      <style:paragraph-properties fo:text-align="start" style:justify-single-word="false"/>
      <style:text-properties officeooo:rsid="003b63e2" officeooo:paragraph-rsid="003b63e2"/>
    </style:style>
    <style:style style:name="P50" style:family="paragraph" style:parent-style-name="Text_20_body">
      <style:paragraph-properties fo:text-align="start" style:justify-single-word="false"/>
      <style:text-properties officeooo:rsid="003b63e2" officeooo:paragraph-rsid="003bfa34"/>
    </style:style>
    <style:style style:name="P51" style:family="paragraph" style:parent-style-name="Text_20_body">
      <style:text-properties officeooo:rsid="003bfa34" officeooo:paragraph-rsid="003bfa34"/>
    </style:style>
    <style:style style:name="P52" style:family="paragraph" style:parent-style-name="Text_20_body">
      <style:text-properties officeooo:rsid="003bfa34" officeooo:paragraph-rsid="005c253b"/>
    </style:style>
    <style:style style:name="P53" style:family="paragraph" style:parent-style-name="Text_20_body">
      <style:paragraph-properties fo:text-align="start" style:justify-single-word="false"/>
      <style:text-properties officeooo:rsid="003cc631" officeooo:paragraph-rsid="003cc631"/>
    </style:style>
    <style:style style:name="P54" style:family="paragraph" style:parent-style-name="Text_20_body">
      <style:paragraph-properties fo:text-align="start" style:justify-single-word="false"/>
      <style:text-properties officeooo:rsid="003cc631" officeooo:paragraph-rsid="003e73ab"/>
    </style:style>
    <style:style style:name="P55" style:family="paragraph" style:parent-style-name="Text_20_body">
      <style:paragraph-properties fo:text-align="start" style:justify-single-word="false"/>
      <style:text-properties officeooo:rsid="003e73ab" officeooo:paragraph-rsid="003e73ab"/>
    </style:style>
    <style:style style:name="P56" style:family="paragraph" style:parent-style-name="Text_20_body">
      <style:paragraph-properties fo:text-align="start" style:justify-single-word="false"/>
      <style:text-properties fo:language="ru" fo:country="RU"/>
    </style:style>
    <style:style style:name="P57" style:family="paragraph" style:parent-style-name="Text_20_body">
      <style:paragraph-properties fo:text-align="start" style:justify-single-word="false"/>
      <style:text-properties fo:language="ru" fo:country="RU" officeooo:rsid="00304422" officeooo:paragraph-rsid="00304422"/>
    </style:style>
    <style:style style:name="P58" style:family="paragraph" style:parent-style-name="Text_20_body">
      <style:paragraph-properties fo:text-align="start" style:justify-single-word="false"/>
      <style:text-properties fo:language="ru" fo:country="RU" officeooo:rsid="0035314e" officeooo:paragraph-rsid="0035314e"/>
    </style:style>
    <style:style style:name="P59" style:family="paragraph" style:parent-style-name="Text_20_body">
      <style:text-properties fo:language="ru" fo:country="RU" officeooo:rsid="003535f0" officeooo:paragraph-rsid="003535f0"/>
    </style:style>
    <style:style style:name="P60" style:family="paragraph" style:parent-style-name="Text_20_body">
      <style:paragraph-properties fo:text-align="start" style:justify-single-word="false"/>
      <style:text-properties fo:language="ru" fo:country="RU" officeooo:rsid="003535f0" officeooo:paragraph-rsid="003535f0"/>
    </style:style>
    <style:style style:name="P61" style:family="paragraph" style:parent-style-name="Text_20_body">
      <style:paragraph-properties fo:text-align="start" style:justify-single-word="false"/>
      <style:text-properties fo:language="ru" fo:country="RU" officeooo:rsid="003827d3" officeooo:paragraph-rsid="003827d3"/>
    </style:style>
    <style:style style:name="P62" style:family="paragraph" style:parent-style-name="Text_20_body">
      <style:paragraph-properties fo:text-align="start" style:justify-single-word="false"/>
      <style:text-properties fo:language="ru" fo:country="RU" officeooo:rsid="003827d3" officeooo:paragraph-rsid="003bfa34"/>
    </style:style>
    <style:style style:name="P63" style:family="paragraph" style:parent-style-name="Text_20_body">
      <style:paragraph-properties fo:text-align="start" style:justify-single-word="false"/>
      <style:text-properties fo:language="ru" fo:country="RU" officeooo:rsid="003827d3" officeooo:paragraph-rsid="005e28b0"/>
    </style:style>
    <style:style style:name="P64" style:family="paragraph" style:parent-style-name="Text_20_body">
      <style:paragraph-properties fo:text-align="start" style:justify-single-word="false"/>
      <style:text-properties fo:language="ru" fo:country="RU" officeooo:rsid="003a0308" officeooo:paragraph-rsid="005cd215"/>
    </style:style>
    <style:style style:name="P65" style:family="paragraph" style:parent-style-name="Text_20_body">
      <style:paragraph-properties fo:text-align="start" style:justify-single-word="false"/>
      <style:text-properties fo:language="ru" fo:country="RU" officeooo:rsid="003a0308" officeooo:paragraph-rsid="005f2bf7"/>
    </style:style>
    <style:style style:name="P66" style:family="paragraph" style:parent-style-name="Text_20_body">
      <style:paragraph-properties fo:text-align="start" style:justify-single-word="false"/>
      <style:text-properties fo:language="ru" fo:country="RU" officeooo:rsid="003cc631" officeooo:paragraph-rsid="003cc631"/>
    </style:style>
    <style:style style:name="P67" style:family="paragraph" style:parent-style-name="Text_20_body">
      <style:paragraph-properties fo:text-align="start" style:justify-single-word="false"/>
      <style:text-properties fo:language="ru" fo:country="RU" officeooo:rsid="003b63e2" officeooo:paragraph-rsid="003b63e2"/>
    </style:style>
    <style:style style:name="P68" style:family="paragraph" style:parent-style-name="Text_20_body">
      <style:paragraph-properties fo:text-align="start" style:justify-single-word="false"/>
      <style:text-properties fo:language="ru" fo:country="RU" officeooo:rsid="003e73ab" officeooo:paragraph-rsid="003e73ab"/>
    </style:style>
    <style:style style:name="P69" style:family="paragraph" style:parent-style-name="Text_20_body">
      <style:paragraph-properties fo:text-align="start" style:justify-single-word="false"/>
      <style:text-properties fo:language="ru" fo:country="RU" officeooo:rsid="003e73ab" officeooo:paragraph-rsid="00610642"/>
    </style:style>
    <style:style style:name="P70" style:family="paragraph" style:parent-style-name="Text_20_body">
      <style:paragraph-properties fo:text-align="start" style:justify-single-word="false"/>
      <style:text-properties fo:language="ru" fo:country="RU" officeooo:rsid="003e73ab" officeooo:paragraph-rsid="00627dd6"/>
    </style:style>
    <style:style style:name="P71" style:family="paragraph" style:parent-style-name="Text_20_body">
      <style:paragraph-properties fo:text-align="start" style:justify-single-word="false"/>
      <style:text-properties fo:language="ru" fo:country="RU" officeooo:rsid="003feda3" officeooo:paragraph-rsid="003feda3"/>
    </style:style>
    <style:style style:name="P72" style:family="paragraph" style:parent-style-name="Text_20_body">
      <style:paragraph-properties fo:text-align="start" style:justify-single-word="false"/>
      <style:text-properties fo:language="ru" fo:country="RU" officeooo:rsid="006f95a0" officeooo:paragraph-rsid="006f95a0"/>
    </style:style>
    <style:style style:name="P73" style:family="paragraph" style:parent-style-name="Text_20_body">
      <style:paragraph-properties fo:text-align="start" style:justify-single-word="false"/>
      <style:text-properties officeooo:paragraph-rsid="0047e5ef"/>
    </style:style>
    <style:style style:name="P74" style:family="paragraph" style:parent-style-name="Text_20_body">
      <style:paragraph-properties fo:text-align="start" style:justify-single-word="false"/>
      <style:text-properties officeooo:paragraph-rsid="00753bc8"/>
    </style:style>
    <style:style style:name="P75" style:family="paragraph" style:parent-style-name="Text_20_body">
      <style:paragraph-properties fo:text-align="start" style:justify-single-word="false"/>
      <style:text-properties officeooo:rsid="0047e5ef" officeooo:paragraph-rsid="0047e5ef"/>
    </style:style>
    <style:style style:name="P76" style:family="paragraph" style:parent-style-name="Text_20_body">
      <style:paragraph-properties fo:text-align="start" style:justify-single-word="false"/>
      <style:text-properties officeooo:rsid="00316c5f" officeooo:paragraph-rsid="00584b38"/>
    </style:style>
    <style:style style:name="P77" style:family="paragraph" style:parent-style-name="Text_20_body">
      <style:paragraph-properties fo:text-align="start" style:justify-single-word="false"/>
      <style:text-properties officeooo:rsid="005bcbbe" officeooo:paragraph-rsid="005bcbbe"/>
    </style:style>
    <style:style style:name="P78" style:family="paragraph" style:parent-style-name="Text_20_body">
      <style:paragraph-properties fo:text-align="start" style:justify-single-word="false"/>
      <style:text-properties officeooo:rsid="00610642" officeooo:paragraph-rsid="00610642"/>
    </style:style>
    <style:style style:name="P79" style:family="paragraph" style:parent-style-name="Text_20_body">
      <style:paragraph-properties fo:text-align="start" style:justify-single-word="false"/>
      <style:text-properties officeooo:rsid="004d0b5a" officeooo:paragraph-rsid="006c4b18"/>
    </style:style>
    <style:style style:name="P80" style:family="paragraph" style:parent-style-name="Text_20_body">
      <style:paragraph-properties fo:text-align="start" style:justify-single-word="false"/>
      <style:text-properties officeooo:rsid="004c9e80" officeooo:paragraph-rsid="006de036"/>
    </style:style>
    <style:style style:name="P81" style:family="paragraph" style:parent-style-name="Text_20_body">
      <style:paragraph-properties fo:text-align="start" style:justify-single-word="false"/>
      <style:text-properties officeooo:rsid="003feda3" officeooo:paragraph-rsid="00627dd6"/>
    </style:style>
    <style:style style:name="P82" style:family="paragraph" style:parent-style-name="Subtitle">
      <style:paragraph-properties fo:text-align="start" style:justify-single-word="false"/>
    </style:style>
    <style:style style:name="P83" style:family="paragraph" style:parent-style-name="Subtitle">
      <style:paragraph-properties fo:text-align="start" style:justify-single-word="false"/>
      <style:text-properties officeooo:rsid="002322d9" officeooo:paragraph-rsid="002322d9"/>
    </style:style>
    <style:style style:name="P84" style:family="paragraph" style:parent-style-name="Subtitle">
      <style:paragraph-properties fo:text-align="start" style:justify-single-word="false"/>
      <style:text-properties fo:language="en" fo:country="US" officeooo:rsid="0046ac6a" officeooo:paragraph-rsid="0046ac6a"/>
    </style:style>
    <style:style style:name="P85" style:family="paragraph" style:parent-style-name="Subtitle">
      <style:paragraph-properties fo:text-align="start" style:justify-single-word="false"/>
      <style:text-properties fo:language="en" fo:country="US" officeooo:rsid="00610642"/>
    </style:style>
    <style:style style:name="P86"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87" style:family="paragraph" style:parent-style-name="Title">
      <style:text-properties officeooo:paragraph-rsid="0046ac6a"/>
    </style:style>
    <style:style style:name="P88" style:family="paragraph" style:parent-style-name="Subtitle">
      <style:paragraph-properties fo:text-align="start" style:justify-single-word="false" fo:break-before="page"/>
      <style:text-properties officeooo:rsid="00489bee" officeooo:paragraph-rsid="006c2458"/>
    </style:style>
    <style:style style:name="P89" style:family="paragraph" style:parent-style-name="Text_20_body" style:list-style-name="L3">
      <style:paragraph-properties fo:text-align="start" style:justify-single-word="false"/>
      <style:text-properties fo:language="en" fo:country="US" officeooo:rsid="00627dd6" officeooo:paragraph-rsid="00627dd6"/>
    </style:style>
    <style:style style:name="P90" style:family="paragraph" style:parent-style-name="Text_20_body" style:list-style-name="L3">
      <style:paragraph-properties fo:text-align="start" style:justify-single-word="false"/>
      <style:text-properties fo:language="en" fo:country="US" officeooo:rsid="00627dd6" officeooo:paragraph-rsid="0075e07b"/>
    </style:style>
    <style:style style:name="P91" style:family="paragraph" style:parent-style-name="Text_20_body" style:list-style-name="L3">
      <style:paragraph-properties fo:text-align="start" style:justify-single-word="false"/>
      <style:text-properties fo:language="en" fo:country="US" officeooo:rsid="003cc631" officeooo:paragraph-rsid="0075e07b"/>
    </style:style>
    <style:style style:name="P92" style:family="paragraph" style:parent-style-name="Text_20_body">
      <style:paragraph-properties fo:text-align="start" style:justify-single-word="false"/>
      <style:text-properties fo:language="en" fo:country="US" officeooo:rsid="0075e07b" officeooo:paragraph-rsid="0075e07b"/>
    </style:style>
    <style:style style:name="P93" style:family="paragraph" style:parent-style-name="Text_20_body">
      <style:paragraph-properties fo:text-align="start" style:justify-single-word="false"/>
      <style:text-properties fo:language="en" fo:country="US" officeooo:rsid="0079122b" officeooo:paragraph-rsid="0079122b"/>
    </style:style>
    <style:style style:name="P94" style:family="paragraph" style:parent-style-name="Text_20_body">
      <style:paragraph-properties fo:text-align="start" style:justify-single-word="false"/>
      <style:text-properties fo:language="ru" fo:country="RU" officeooo:rsid="0057aa09" officeooo:paragraph-rsid="0076430b"/>
    </style:style>
    <style:style style:name="P95" style:family="paragraph" style:parent-style-name="Text_20_body">
      <style:paragraph-properties fo:text-align="start" style:justify-single-word="false"/>
      <style:text-properties fo:language="ru" fo:country="RU" officeooo:rsid="0057aa09" officeooo:paragraph-rsid="0079122b"/>
    </style:style>
    <style:style style:name="P96"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97"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98" style:family="paragraph" style:parent-style-name="Standard" style:list-style-name="L2">
      <style:paragraph-properties fo:line-height="100%">
        <style:tab-stops/>
      </style:paragraph-properties>
      <style:text-properties fo:language="ru" fo:country="RU" officeooo:rsid="0076430b" officeooo:paragraph-rsid="0076430b"/>
    </style:style>
    <style:style style:name="P99"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100"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101"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102" style:family="paragraph" style:parent-style-name="Subtitle">
      <style:paragraph-properties fo:text-align="start" style:justify-single-word="false"/>
      <style:text-properties fo:language="ru" fo:country="RU" officeooo:rsid="00563328" officeooo:paragraph-rsid="0076430b"/>
    </style:style>
    <style:style style:name="P103" style:family="paragraph" style:parent-style-name="Heading_20_1">
      <style:text-properties officeooo:paragraph-rsid="0035314e"/>
    </style:style>
    <style:style style:name="P104" style:family="paragraph" style:parent-style-name="Heading_20_1">
      <style:text-properties officeooo:paragraph-rsid="005bcbbe"/>
    </style:style>
    <style:style style:name="P105" style:family="paragraph" style:parent-style-name="Heading_20_1">
      <style:text-properties officeooo:paragraph-rsid="005e28b0"/>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6c2458"/>
    </style:style>
    <style:style style:name="T47" style:family="text">
      <style:text-properties fo:language="en" fo:country="US" officeooo:rsid="006c4b18"/>
    </style:style>
    <style:style style:name="T48" style:family="text">
      <style:text-properties fo:language="en" fo:country="US" officeooo:rsid="006d95db"/>
    </style:style>
    <style:style style:name="T49" style:family="text">
      <style:text-properties fo:language="en" fo:country="US" officeooo:rsid="00711b0c"/>
    </style:style>
    <style:style style:name="T50" style:family="text">
      <style:text-properties fo:language="en" fo:country="US" officeooo:rsid="00753bc8"/>
    </style:style>
    <style:style style:name="T51" style:family="text">
      <style:text-properties fo:language="en" fo:country="US" officeooo:rsid="00345666"/>
    </style:style>
    <style:style style:name="T52" style:family="text">
      <style:text-properties fo:language="en" fo:country="US" officeooo:rsid="0075e07b"/>
    </style:style>
    <style:style style:name="T53" style:family="text">
      <style:text-properties fo:language="en" fo:country="US" officeooo:rsid="0076378b"/>
    </style:style>
    <style:style style:name="T54" style:family="text">
      <style:text-properties fo:language="en" fo:country="US" officeooo:rsid="0057aa09"/>
    </style:style>
    <style:style style:name="T55" style:family="text">
      <style:text-properties fo:language="en" fo:country="US" officeooo:rsid="0077c5c0"/>
    </style:style>
    <style:style style:name="T56" style:family="text">
      <style:text-properties fo:language="en" fo:country="US" officeooo:rsid="0077ccc3"/>
    </style:style>
    <style:style style:name="T57" style:family="text">
      <style:text-properties fo:language="en" fo:country="US" officeooo:rsid="0079122b"/>
    </style:style>
    <style:style style:name="T58" style:family="text">
      <style:text-properties fo:language="en" fo:country="US" officeooo:rsid="007b1229"/>
    </style:style>
    <style:style style:name="T59" style:family="text">
      <style:text-properties fo:language="ru" fo:country="RU"/>
    </style:style>
    <style:style style:name="T60" style:family="text">
      <style:text-properties fo:language="ru" fo:country="RU" officeooo:rsid="002322d9"/>
    </style:style>
    <style:style style:name="T61" style:family="text">
      <style:text-properties fo:language="ru" fo:country="RU" officeooo:rsid="002a2d4c"/>
    </style:style>
    <style:style style:name="T62" style:family="text">
      <style:text-properties fo:language="ru" fo:country="RU" officeooo:rsid="002b9b61"/>
    </style:style>
    <style:style style:name="T63" style:family="text">
      <style:text-properties fo:language="ru" fo:country="RU" officeooo:rsid="002cd52a"/>
    </style:style>
    <style:style style:name="T64" style:family="text">
      <style:text-properties fo:language="ru" fo:country="RU" officeooo:rsid="0032acb1"/>
    </style:style>
    <style:style style:name="T65" style:family="text">
      <style:text-properties fo:language="ru" fo:country="RU" officeooo:rsid="00304422"/>
    </style:style>
    <style:style style:name="T66" style:family="text">
      <style:text-properties fo:language="ru" fo:country="RU" officeooo:rsid="0035314e"/>
    </style:style>
    <style:style style:name="T67" style:family="text">
      <style:text-properties fo:language="ru" fo:country="RU" officeooo:rsid="00345666"/>
    </style:style>
    <style:style style:name="T68" style:family="text">
      <style:text-properties fo:language="ru" fo:country="RU" officeooo:rsid="003535f0"/>
    </style:style>
    <style:style style:name="T69" style:family="text">
      <style:text-properties fo:language="ru" fo:country="RU" officeooo:rsid="003a0308"/>
    </style:style>
    <style:style style:name="T70" style:family="text">
      <style:text-properties fo:language="ru" fo:country="RU" officeooo:rsid="003bfa34"/>
    </style:style>
    <style:style style:name="T71" style:family="text">
      <style:text-properties fo:language="ru" fo:country="RU" officeooo:rsid="003e73ab"/>
    </style:style>
    <style:style style:name="T72" style:family="text">
      <style:text-properties fo:language="ru" fo:country="RU" officeooo:rsid="004103fb"/>
    </style:style>
    <style:style style:name="T73" style:family="text">
      <style:text-properties fo:language="ru" fo:country="RU" officeooo:rsid="00428a52"/>
    </style:style>
    <style:style style:name="T74" style:family="text">
      <style:text-properties fo:language="ru" fo:country="RU" officeooo:rsid="0046ac6a"/>
    </style:style>
    <style:style style:name="T75" style:family="text">
      <style:text-properties fo:language="ru" fo:country="RU" officeooo:rsid="00249e9f"/>
    </style:style>
    <style:style style:name="T76" style:family="text">
      <style:text-properties fo:language="ru" fo:country="RU" officeooo:rsid="003cc631"/>
    </style:style>
    <style:style style:name="T77" style:family="text">
      <style:text-properties fo:language="ru" fo:country="RU" officeooo:rsid="005f2bf7"/>
    </style:style>
    <style:style style:name="T78" style:family="text">
      <style:text-properties fo:language="ru" fo:country="RU" officeooo:rsid="006ba687"/>
    </style:style>
    <style:style style:name="T79" style:family="text">
      <style:text-properties fo:language="ru" fo:country="RU" officeooo:rsid="0071f84e"/>
    </style:style>
    <style:style style:name="T80" style:family="text">
      <style:text-properties officeooo:rsid="00264c01"/>
    </style:style>
    <style:style style:name="T81" style:family="text">
      <style:text-properties fo:font-size="10pt" fo:language="en" fo:country="US" fo:font-weight="normal" officeooo:rsid="0053a856" style:font-weight-asian="normal" style:font-weight-complex="normal"/>
    </style:style>
    <style:style style:name="T82" style:family="text">
      <style:text-properties officeooo:rsid="003bfa34"/>
    </style:style>
    <style:style style:name="T83" style:family="text">
      <style:text-properties fo:font-variant="normal" fo:text-transform="none" fo:color="#1a1c1e" style:font-name="Roboto" fo:font-size="11.25pt" fo:letter-spacing="normal" fo:language="en" fo:country="US" fo:font-style="normal" fo:font-weight="normal" officeooo:rsid="0047e5ef"/>
    </style:style>
    <style:style style:name="T84" style:family="text">
      <style:text-properties fo:font-variant="normal" fo:text-transform="none" fo:color="#1a1c1e" style:font-name="Liberation Serif" fo:font-size="12pt" fo:letter-spacing="normal" fo:language="en" fo:country="US" fo:font-style="normal" fo:font-weight="normal" officeooo:rsid="00492c3c"/>
    </style:style>
    <style:style style:name="T85" style:family="text">
      <style:text-properties officeooo:rsid="0047e5ef"/>
    </style:style>
    <style:style style:name="T86" style:family="text">
      <style:text-properties officeooo:rsid="004eb5e0"/>
    </style:style>
    <style:style style:name="T87" style:family="text">
      <style:text-properties officeooo:rsid="005170fc"/>
    </style:style>
    <style:style style:name="T88" style:family="text">
      <style:text-properties officeooo:rsid="005292bb"/>
    </style:style>
    <style:style style:name="T89" style:family="text">
      <style:text-properties officeooo:rsid="0053a856"/>
    </style:style>
    <style:style style:name="T90" style:family="text">
      <style:text-properties officeooo:rsid="005aa57d"/>
    </style:style>
    <style:style style:name="T91" style:family="text">
      <style:text-properties officeooo:rsid="005cd215"/>
    </style:style>
    <style:style style:name="T92" style:family="text">
      <style:text-properties officeooo:rsid="005e28b0"/>
    </style:style>
    <style:style style:name="T93" style:family="text">
      <style:text-properties officeooo:rsid="005f2bf7"/>
    </style:style>
    <style:style style:name="T94" style:family="text">
      <style:text-properties officeooo:rsid="00689fce"/>
    </style:style>
    <style:style style:name="T95" style:family="text">
      <style:text-properties officeooo:rsid="006b4173"/>
    </style:style>
    <style:style style:name="T96" style:family="text">
      <style:text-properties officeooo:rsid="0071f84e"/>
    </style:style>
    <style:style style:name="T97" style:family="text">
      <style:text-properties officeooo:rsid="003cc6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1<text:span text:style-name="T1">CI – </text:span><text:span text:style-name="T6">System of repository automation </text:span></text:p>
      <text:p text:style-name="P84">The main idea</text:p>
      <text:p text:style-name="P3"/>
      <text:p text:style-name="P5">When you develop configuration in a team, you often need to do some routine operations, such as for example:</text:p>
      <text:list xml:id="list6933047976093661155" text:style-name="L1">
        <text:list-item>
          <text:p text:style-name="P99"><text:span text:style-name="T6">Everyday dumping of configuration from a repository and sending the result to partners</text:span>;</text:p>
        </text:list-item>
        <text:list-item>
          <text:p text:style-name="P99"><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100"><text:span text:style-name="T6">Informing your partners <text:s/>and coworkers about found errors in the configuration by email or IM like</text:span><text:span text:style-name="T74"> </text:span><text:span text:style-name="T1">Skype </text:span><text:span text:style-name="T6">or</text:span><text:span text:style-name="T1"> Telegram</text:span><text:span text:style-name="T72">.</text:span></text:p>
        </text:list-item>
        <text:list-item>
          <text:p text:style-name="P101"><text:span text:style-name="T6">Load new version of the configuration into working database</text:span><text:span text:style-name="T74">.</text:span></text:p>
        </text:list-item>
      </text:list>
      <text:p text:style-name="P86"/>
      <text:p text:style-name="P23"><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84">reference</text:span><text:span text:style-name="T8"> to the conception </text:span><text:span text:style-name="T38">that was inspirational idea for the project</text:span><text:span text:style-name="T60">.</text:span></text:p>
      <text:p text:style-name="P15"/>
      <text:p text:style-name="P83"><text:span text:style-name="T8">General description</text:span>.</text:p>
      <text:p text:style-name="P75">Configuration: independent, without necessity of integration;</text:p>
      <text:p text:style-name="P25"><text:span text:style-name="T8">Platform</text:span>: 8.3;</text:p>
      <text:p text:style-name="P25"><text:span text:style-name="T8">Interface</text:span>: <text:span text:style-name="T8">Taxi</text:span>;</text:p>
      <text:p text:style-name="P26"><text:span text:style-name="T21">Subsystems Library (SSL)</text:span>: 2.2.4.4 (<text:span text:style-name="T8">English version</text:span>);</text:p>
      <text:p text:style-name="P25"><text:span text:style-name="T8">Script language</text:span>: <text:span text:style-name="T8">english</text:span>;</text:p>
      <text:p text:style-name="P25"><text:span text:style-name="T8">Mode</text:span>: <text:span text:style-name="T85">Asynchronous.</text:span></text:p>
      <text:p text:style-name="P73"><text:span text:style-name="T8">The main functionality of the configuration is </text:span><text:span text:style-name="T83">based</text:span><text:span text:style-name="T8"> on “</text:span><text:span text:style-name="T10">Repositories </text:span><text:span text:style-name="T8">catalog”.</text:span><text:span text:style-name="T75"> </text:span><text:span text:style-name="T8">Each element of the catalog corresponds to a particular developing repository</text:span><text:span text:style-name="T75">.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75">. <text:s/></text:span></text:p>
      <text:p text:style-name="P6"><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985421664050313830" text:style-name="L2">
        <text:list-item>
          <text:p text:style-name="P96"><text:span text:style-name="T14">manually, from 1C:Enterprise client</text:span>;</text:p>
        </text:list-item>
        <text:list-item>
          <text:p text:style-name="P97">on the schedule;</text:p>
        </text:list-item>
        <text:list-item>
          <text:p text:style-name="P96"><text:span text:style-name="T14">from command line;</text:span></text:p>
        </text:list-item>
        <text:list-item>
          <text:p text:style-name="P98"><text:span text:style-name="T14">b</text:span><text:span text:style-name="T1">y http </text:span><text:span text:style-name="T56">request</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80">AdditionalReportsAndDataProcessors </text:span><text:span text:style-name="T16">SSL subsystem catalog. Data processors provide an algorithm that should be executed while task running.</text:span></text:p>
      <text:p text:style-name="P7"/>
      <text:p text:style-name="P7"><text:soft-page-break/></text:p>
      <text:p text:style-name="P7"><draw:frame draw:style-name="fr1" draw:name="Изображение1" text:anchor-type="paragraph" svg:width="11.245cm" svg:height="8.44cm" draw:z-index="0"><draw:image xlink:href="Pictures/10000201000001A90000013F5FCEF9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21"/>
      <text:p text:style-name="P21"/>
      <text:p text:style-name="P21"/>
      <text:p text:style-name="P21"/>
      <text:p text:style-name="P21"/>
      <text:p text:style-name="P21"/>
      <text:p text:style-name="P21"/>
      <text:p text:style-name="P9"><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10"/>
      <text:p text:style-name="P16">An information about running actions and results of their work is <text:span text:style-name="T86">being </text:span>written in the database by <text:s/><text:span text:style-name="T94">the</text:span> log<text:span text:style-name="T94">ging</text:span> subsystem. </text:p>
      <text:p text:style-name="P16">Each <text:span text:style-name="T94">ac</text:span>tion is <text:span text:style-name="T86">being </text:span>written in independent way from the others, so if the whole process was crashed it is still possible to see on which step the crash was occurred.</text:p>
      <text:p text:style-name="P11"/>
      <text:p text:style-name="P17"><text:span text:style-name="T87">T</text:span>here is a mechanism of notification <text:span text:style-name="T87">about task execution results i</text:span>n the configuration<text:span text:style-name="T87">.</text:span> </text:p>
      <text:p text:style-name="P19">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1"/>
      <text:p text:style-name="P18">For each action data processor, <text:span text:style-name="T94">it</text:span> could be defined some individual parameters, which <text:span text:style-name="T94">will</text:span> be saved in the “ActionParams” attribute of <text:span text:style-name="T88">the </text:span>“<text:span text:style-name="T88">Actions” table of the “Task” catalog.</text:span></text:p>
      <text:p text:style-name="P13"><text:span text:style-name="T21">The action parameters </text:span><text:span text:style-name="T39">editing</text:span><text:span text:style-name="T21"> interface should be provided by a data processor itself.</text:span></text:p>
      <text:p text:style-name="P22"/>
      <text:p text:style-name="P12"><text:span text:style-name="T22">E</text:span><text:span text:style-name="T21">mail </text:span><text:span text:style-name="T22">s</text:span><text:span text:style-name="T21">ending mechanism is provided by </text:span>“EmailAccounts” <text:span text:style-name="T21">subsystem of SSL</text:span>.</text:p>
      <text:p text:style-name="P11"/>
      <text:p text:style-name="P20">Testing as all others actions could be provided by various additional special data processors connected to the catalog “Actions”. In the configuration there are <text:span text:style-name="T89">several internal testing data processors</text:span><text:span text:style-name="T61">:</text:span></text:p>
      <text:p text:style-name="P24"><text:span text:style-name="T61">- </text:span><text:span text:style-name="T23">data processor for standard module checking (</text:span><text:span text:style-name="Strong_20_Emphasis"><text:span text:style-name="T81">CheckModules <text:s/></text:span></text:span><text:span text:style-name="T23">command line option )</text:span><text:span text:style-name="T61">. </text:span></text:p>
      <text:p text:style-name="P24"><text:span text:style-name="T62">- </text:span><text:span text:style-name="T23">data processor for reposting the list of documents (it is possible to catch some errors </text:span><text:span text:style-name="T39">during</text:span><text:span text:style-name="T23"> reposting a document)</text:span><text:span text:style-name="T63">;</text:span></text:p>
      <text:p text:style-name="P14">- <text:s/><text:span text:style-name="T23">data processor for making list of report</text:span><text:span text:style-name="T39">s</text:span><text:span text:style-name="T23">.</text:span></text:p>
      <text:p text:style-name="P14"/>
      <text:p text:style-name="P82"><text:soft-page-break/><text:span text:style-name="T23">Metadata objects of the configuration </text:span><text:span text:style-name="T66">(</text:span><text:span text:style-name="T23">what is already done</text:span><text:span text:style-name="T66">)</text:span></text:p>
      <text:p text:style-name="P56"/>
      <text:h text:style-name="Heading_20_1" text:outline-level="1"><text:span text:style-name="T23">Catalog</text:span><text:span text:style-name="T59"> “</text:span><text:span text:style-name="T1">Repositories</text:span><text:span text:style-name="T59">”</text:span></text:h>
      <text:p text:style-name="P57"><text:span text:style-name="T23">Attributes</text:span>:</text:p>
      <text:p text:style-name="P36"><text:span text:style-name="T59">Path </text:span><text:span text:style-name="T1">&lt;</text:span><text:span text:style-name="T23">String</text:span><text:span text:style-name="T1">&gt;</text:span><text:span text:style-name="T59">— </text:span><text:span text:style-name="T25">the </text:span><text:span text:style-name="T23">path to </text:span><text:span text:style-name="T27">the</text:span><text:span text:style-name="T23"> repository </text:span><text:span text:style-name="T59">;</text:span></text:p>
      <text:p text:style-name="P37"><text:span text:style-name="T59">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59">, </text:span><text:span text:style-name="T24">for example there will be placed the database, </text:span><text:span text:style-name="T25">bound</text:span><text:span text:style-name="T24"> to a repository.</text:span><text:span text:style-name="T59"> </text:span><text:span text:style-name="T24">If it is </text:span><text:span text:style-name="T25">not</text:span><text:span text:style-name="T24"> defined, </text:span><text:span text:style-name="T40">it </text:span><text:span text:style-name="T25">would be used user's temporary directory</text:span><text:span text:style-name="T59">.</text:span></text:p>
      <text:p text:style-name="P36"><text:span text:style-name="T59">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59">() </text:span><text:span text:style-name="T25">function.</text:span></text:p>
      <text:p text:style-name="P76"><text:span text:style-name="T3">DBDir</text:span><text:span text:style-name="T59">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65"><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64"> “</text:span><text:span text:style-name="T65">WorkingDir</text:span><text:span text:style-name="T64">\</text:span><text:span text:style-name="T3">DB\</text:span><text:span text:style-name="T65">”.</text:span></text:p>
      <text:p text:style-name="P40"><text:span text:style-name="T65">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59">“</text:span><text:span text:style-name="T65">WorkingDir</text:span><text:span text:style-name="T59">\</text:span><text:span text:style-name="T1">Backup</text:span><text:span text:style-name="T65">”</text:span><text:span text:style-name="T1">.</text:span></text:p>
      <text:p text:style-name="P32"><text:span text:style-name="T1">ScheduledJobUser &lt;</text:span><text:span text:style-name="T96">CatalogRef</text:span><text:span text:style-name="T59">.</text:span><text:span text:style-name="T1">Users&gt; - </text:span><text:span text:style-name="T96">The user from the whom name will execute scheduled task</text:span><text:span text:style-name="T79">.</text:span></text:p>
      <text:h text:style-name="Heading_20_1" text:outline-level="1"><text:span text:style-name="T28">Catalog</text:span> “Actions”</text:h>
      <text:p text:style-name="P41"><text:span text:style-name="T28">Attributes</text:span>:</text:p>
      <text:p text:style-name="P38"><text:span text:style-name="T59">IsInternal </text:span><text:span text:style-name="T1">&lt;</text:span><text:span text:style-name="T28">Boolean</text:span><text:span text:style-name="T1">&gt; - </text:span><text:span text:style-name="T28">determines whether the data processor is internal or not.</text:span></text:p>
      <text:p text:style-name="P42"><text:span text:style-name="T59">InternalDataProcessor </text:span><text:span text:style-name="T1">&lt;</text:span><text:span text:style-name="T28">String</text:span><text:span text:style-name="T1">&gt; - </text:span><text:span text:style-name="T28">the name of internal data processor</text:span><text:span text:style-name="T59">.</text:span></text:p>
      <text:p text:style-name="P43"><text:span text:style-name="T59">DataProcessor </text:span><text:span text:style-name="T1">&lt;</text:span><text:span text:style-name="T28">CatalogRef</text:span><text:span text:style-name="T59">.AdditionalReportsAndDataProcessors</text:span><text:span text:style-name="T1">&gt; - </text:span><text:span text:style-name="T29">the reference to </text:span><text:span text:style-name="T42">the</text:span><text:span text:style-name="T29"> element of “</text:span><text:span text:style-name="T59">AdditionalReportsAndDataProcessors”</text:span><text:span text:style-name="T29"> catalog</text:span><text:span text:style-name="T59">. </text:span><text:span text:style-name="T29">It should be set i</text:span><text:span text:style-name="T42">f</text:span><text:span text:style-name="T29"> the data processor is external.</text:span></text:p>
      <text:h text:style-name="P103" text:outline-level="1"><text:span text:style-name="T29">Catalog</text:span> “<text:span text:style-name="T4">Tasks</text:span>”</text:h>
      <text:p text:style-name="P33">Attributes:</text:p>
      <text:p text:style-name="P33">ScheduledJobGUID &lt;UUID&gt; - the ID of the scheduled job.</text:p>
      <text:p text:style-name="P33">RunBySchedule&lt;Boolean&gt; - determine if the task should be run by scheduled job.</text:p>
      <text:p text:style-name="P44"><text:span text:style-name="T90">Tabular sections</text:span>:</text:p>
      <text:p text:style-name="P58">Actions, <text:span text:style-name="T29">attributes</text:span>:</text:p>
      <text:p text:style-name="P39"><text:span text:style-name="T66">Action</text:span><text:span text:style-name="T59"> </text:span><text:span text:style-name="T1">&lt;</text:span><text:span text:style-name="T29">CatalogRef</text:span><text:span text:style-name="T66">.Actions</text:span><text:span text:style-name="T1">&gt;</text:span><text:span text:style-name="T67">.</text:span></text:p>
      <text:p text:style-name="P74"><text:span text:style-name="T66">ActionParams</text:span><text:span text:style-name="T67"> </text:span><text:span text:style-name="T51">&lt;</text:span><text:span text:style-name="T50">String</text:span><text:span text:style-name="T51">&gt; - </text:span><text:span text:style-name="T29">the </text:span><text:span text:style-name="T50">string</text:span><text:span text:style-name="T29"> </text:span><text:span text:style-name="T50">of</text:span><text:span text:style-name="T29"> individual action parameters of the data processor (in case there are some </text:span><text:span text:style-name="T42">in a data processor</text:span><text:span text:style-name="T29">)</text:span><text:span text:style-name="T66">. </text:span><text:span text:style-name="T50">The string is generated by function ValueToStringInternal</text:span></text:p>
      <text:p text:style-name="P34"><text:soft-page-break/><text:s/>from structure of parameters.</text:p>
      <text:p text:style-name="P34">UUID &lt;UUID&gt; - action parameters identifier.</text:p>
      <text:p text:style-name="P79"><text:span text:style-name="T66">FailureReportRecipients, </text:span><text:span text:style-name="T29">attributes</text:span><text:span text:style-name="T59">:</text:span></text:p>
      <text:p text:style-name="P79"><text:span text:style-name="T59">Email </text:span><text:span text:style-name="T1">&lt;</text:span><text:span text:style-name="T47">String</text:span><text:span text:style-name="T1">&gt;</text:span><text:span text:style-name="T59">.</text:span></text:p>
      <text:p text:style-name="P79"><text:span text:style-name="T59">SuccessReportRecipients</text:span><text:span text:style-name="T66">, </text:span><text:span text:style-name="T29">attributes</text:span><text:span text:style-name="T59">:</text:span></text:p>
      <text:p text:style-name="P79"><text:span text:style-name="T59">Email </text:span><text:span text:style-name="T1">&lt;</text:span><text:span text:style-name="T47">String</text:span><text:span text:style-name="T1">&gt;</text:span><text:span text:style-name="T59">.</text:span></text:p>
      <text:h text:style-name="Heading_20_1" text:outline-level="1"><text:span text:style-name="T29">Document</text:span><text:span text:style-name="T59"> “TaskRunningEvent”</text:span></text:h>
      <text:p text:style-name="P59"><text:span text:style-name="T30">The document is intended to log task events</text:span>. <text:span text:style-name="T30">Each particular document represents one task execution</text:span>.</text:p>
      <text:p text:style-name="P60"><text:span text:style-name="T30">Attribute</text:span>:</text:p>
      <text:p text:style-name="P45"><text:span text:style-name="T59">State </text:span><text:span text:style-name="T1">&lt;</text:span><text:span text:style-name="T30">Enum</text:span><text:span text:style-name="T59">.TaskState</text:span><text:span text:style-name="T1">&gt;</text:span><text:span text:style-name="T59">- </text:span><text:span text:style-name="T42">t</text:span><text:span text:style-name="T30">he state of task execution</text:span><text:span text:style-name="T59">. </text:span></text:p>
      <text:p text:style-name="P45"><text:span text:style-name="T59">Task </text:span><text:span text:style-name="T1">&lt;</text:span><text:span text:style-name="T30">CatalogRef</text:span><text:span text:style-name="T59">.Tasks</text:span><text:span text:style-name="T1">&gt; - </text:span><text:span text:style-name="T30">the reference to executing task</text:span><text:span text:style-name="T59">.</text:span></text:p>
      <text:p text:style-name="P80"><text:span text:style-name="T59">Repository </text:span><text:span text:style-name="T1">&lt;</text:span><text:span text:style-name="T48">CatalogRef</text:span><text:span text:style-name="T59">.Repositor</text:span><text:span text:style-name="T1">ies&gt; - </text:span><text:span text:style-name="T47">the reference to</text:span><text:span text:style-name="T59"> </text:span><text:span text:style-name="T47">the catalog</text:span><text:span text:style-name="T59"> </text:span><text:span text:style-name="T47">“</text:span><text:span text:style-name="T59">Repositor</text:span><text:span text:style-name="T1">ies</text:span><text:span text:style-name="T47">”</text:span><text:span text:style-name="T59">. </text:span><text:span text:style-name="T47">This attribute is for optimization</text:span><text:span text:style-name="T59"> </text:span><text:span text:style-name="T47">record level (RLS) access restriction to “Repositories” catalog related data</text:span><text:span text:style-name="T59">.</text:span></text:p>
      <text:p text:style-name="P77"><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68"> “ActionEventsLog” (</text:span><text:span text:style-name="T1">would be described further</text:span><text:span text:style-name="T68">) </text:span><text:span text:style-name="T1">where one of the dimension is </text:span><text:span text:style-name="T43">a </text:span><text:span text:style-name="T1">reference to</text:span><text:span text:style-name="T68"> TaskRunningEvent </text:span><text:span text:style-name="T1">document</text:span><text:span text:style-name="T68">, </text:span><text:span text:style-name="T1">but the register and the document are not connected by posting mechanism</text:span><text:span text:style-name="T68">.</text:span></text:p>
      <text:p text:style-name="P46"><text:span text:style-name="T30">If all actions were executed, the value of the attribute “State” <text:s/></text:span><text:span text:style-name="T43">will </text:span><text:span text:style-name="T30"><text:s/>be set as</text:span><text:span text:style-name="T59"> “</text:span><text:span text:style-name="T1">Success</text:span><text:span text:style-name="T59">” </text:span><text:span text:style-name="T30">or</text:span><text:span text:style-name="T59"> “</text:span><text:span text:style-name="T1">Error</text:span><text:span text:style-name="T59">” </text:span><text:span text:style-name="T30">it depends </text:span><text:span text:style-name="T43">on </text:span><text:span text:style-name="T30">whether it was successful execution or not</text:span><text:span text:style-name="T73">.</text:span></text:p>
      <text:h text:style-name="P104" text:outline-level="1"><text:span text:style-name="T30">Information register</text:span> “ActionEventsLog”</text:h>
      <text:p text:style-name="P52"><text:span text:style-name="T30">The </text:span><text:span text:style-name="T31">register</text:span><text:span text:style-name="T30"> is intended to log </text:span><text:span text:style-name="T31">action</text:span><text:span text:style-name="T30"> events</text:span><text:span text:style-name="T68">. </text:span><text:span text:style-name="T31">One action </text:span><text:span text:style-name="T44">during</text:span><text:span text:style-name="T31"> running can write several events</text:span>.</text:p>
      <text:p text:style-name="P61"><text:span text:style-name="T31">Periodicity</text:span>: <text:span text:style-name="T31">No</text:span>.</text:p>
      <text:p text:style-name="P61"><text:span text:style-name="T31">Write mode</text:span>: <text:span text:style-name="T31">Independent</text:span>.</text:p>
      <text:p text:style-name="P61"><text:span text:style-name="T31">Dimensions</text:span>:</text:p>
      <text:p text:style-name="P47"><text:span text:style-name="T59">TaskRunningEvent </text:span><text:span text:style-name="T1">&lt;</text:span><text:span text:style-name="T31">DocumentRef</text:span><text:span text:style-name="T59">.TaskRunningEvent</text:span><text:span text:style-name="T1">&gt;.</text:span></text:p>
      <text:p text:style-name="P47"><text:span text:style-name="T1">LineNum &lt;</text:span><text:span text:style-name="T31">Number</text:span><text:span text:style-name="T59"> 9,0</text:span><text:span text:style-name="T1">&gt; - </text:span><text:span text:style-name="T31">the serial number of the event</text:span><text:span text:style-name="T59">, </text:span><text:span text:style-name="T31">the numeration is </text:span><text:span text:style-name="T32">implementing through one task</text:span><text:span text:style-name="T59">.</text:span></text:p>
      <text:p text:style-name="P64"><text:span text:style-name="T91">Resources</text:span>:</text:p>
      <text:p text:style-name="P49"><text:span text:style-name="T59">Action </text:span><text:span text:style-name="T1">&lt;</text:span><text:span text:style-name="T33">CatalogRef</text:span><text:span text:style-name="T59">.</text:span><text:span text:style-name="T1">Actions&gt; - </text:span><text:span text:style-name="T44">t</text:span><text:span text:style-name="T33">he source of event</text:span><text:span text:style-name="T59">.</text:span></text:p>
      <text:p text:style-name="P49"><text:span text:style-name="T59">State </text:span><text:span text:style-name="T1">&lt;</text:span><text:span text:style-name="T33">EnumRef</text:span><text:span text:style-name="T59">.ActionEventTypes</text:span><text:span text:style-name="T1">&gt; - <text:s/></text:span><text:span text:style-name="T44">t</text:span><text:span text:style-name="T33">he type of the event</text:span><text:span text:style-name="T59"> (Start,</text:span><text:span text:style-name="T1">Error,DetailedInfo,Success</text:span><text:span text:style-name="T59">);</text:span></text:p>
      <text:p text:style-name="P49"><text:soft-page-break/><text:span text:style-name="T59">Description </text:span><text:span text:style-name="T1">&lt;</text:span><text:span text:style-name="T33">String</text:span><text:span text:style-name="T1">&gt; - <text:s/></text:span><text:span text:style-name="T33">text description of the event</text:span><text:span text:style-name="T59">.</text:span></text:p>
      <text:p text:style-name="P27">Date &lt;DateTime&gt; - <text:span text:style-name="T95">event's date and time</text:span><text:span text:style-name="T59">.</text:span></text:p>
      <text:p text:style-name="P28"><text:span text:style-name="T92">The register is not periodic because the record will be selected more often by reference to the </text:span><text:span text:style-name="T69">TaskRunningEvent </text:span><text:span text:style-name="T92">document. So, the reference should be at the first position.</text:span></text:p>
      <text:h text:style-name="P105" text:outline-level="1"><text:span text:style-name="T30">Information register</text:span> “<text:span text:style-name="T82">RepUsers</text:span>”</text:h>
      <text:p text:style-name="P51"><text:span text:style-name="T34">The register is intended to store repository users. For </text:span><text:span text:style-name="T44">the</text:span><text:span text:style-name="T34"> repository should be defined at least one user.</text:span></text:p>
      <text:p text:style-name="P63"><text:span text:style-name="T31">Periodicity</text:span>: Нет.</text:p>
      <text:p text:style-name="P63"><text:span text:style-name="T31">Write mode</text:span>: <text:span text:style-name="T31">Independent</text:span>.</text:p>
      <text:p text:style-name="P62"><text:span text:style-name="T34">Dimensions</text:span>:</text:p>
      <text:p text:style-name="P48"><text:span text:style-name="T70">User</text:span><text:span text:style-name="T59"> </text:span><text:span text:style-name="T1">&lt;</text:span><text:span text:style-name="T34">CatalogRef</text:span><text:span text:style-name="T59">.</text:span><text:span text:style-name="T70">Users</text:span><text:span text:style-name="T1">&gt; - </text:span><text:span text:style-name="T34">the reference to the “</text:span><text:span text:style-name="T70">Users” </text:span><text:span text:style-name="T34">catalog from </text:span><text:span text:style-name="T70">Users </text:span><text:span text:style-name="T34">subsystem of SSL.</text:span></text:p>
      <text:p text:style-name="P48"><text:span text:style-name="T5">Repository</text:span><text:span text:style-name="T1"> &lt;</text:span><text:span text:style-name="T35">CatalogRef</text:span><text:span text:style-name="T70">.</text:span><text:span text:style-name="T5">Repositories</text:span><text:span text:style-name="T1">&gt; - </text:span><text:span text:style-name="T35">the repository</text:span><text:span text:style-name="T70">.</text:span></text:p>
      <text:p text:style-name="P65"><text:span text:style-name="T93">Resources</text:span>:</text:p>
      <text:p text:style-name="P50"><text:span text:style-name="T70">RepUserName</text:span><text:span text:style-name="T59"> </text:span><text:span text:style-name="T1">&lt;</text:span><text:span text:style-name="T35">String</text:span><text:span text:style-name="T1">&gt; - </text:span><text:span text:style-name="T45">t</text:span><text:span text:style-name="T35">he name of repository user.</text:span></text:p>
      <text:p text:style-name="P50"><text:span text:style-name="T70">RepPassword</text:span><text:span text:style-name="T59"> </text:span><text:span text:style-name="T1">&lt;</text:span><text:span text:style-name="T35">String</text:span><text:span text:style-name="T1">&gt; - </text:span><text:span text:style-name="T35">the repository password</text:span><text:span text:style-name="T77">.</text:span></text:p>
      <text:h text:style-name="Heading_20_1" text:outline-level="1"><text:span text:style-name="T36">Data processor</text:span> “StartPage”</text:h>
      <text:p text:style-name="P29">The data processor is the desktop for the repository subsystem, it is intended to provide handy access to repository tasks.</text:p>
      <text:p text:style-name="P66"/>
      <text:p text:style-name="P85">Action data processors</text:p>
      <text:p text:style-name="P67"/>
      <text:p text:style-name="P53"><text:span text:style-name="T36">If a data processor is intended to be connected to “Actions” catalog, it should provide several export functions</text:span><text:span text:style-name="T59">:</text:span></text:p>
      <text:p text:style-name="P54"><text:span text:style-name="T59">Run(LogLineNumber, CommonParams, Action, ActionParams, ShowMessages)</text:span><text:span text:style-name="T71">, </text:span><text:span text:style-name="T36">where</text:span></text:p>
      <text:p text:style-name="P69">LogLineNumber - serial number of event.</text:p>
      <text:p text:style-name="P69">CommonParams - structore with common params that exist while task running.</text:p>
      <text:p text:style-name="P69"><text:s/>Action - reference to the Action catalog element.</text:p>
      <text:p text:style-name="P69">ActionParams - params that was set for the action only.</text:p>
      <text:p text:style-name="P78"><text:span text:style-name="T71">ShowMessages (bool) - determine</text:span><text:span text:style-name="T45">s</text:span><text:span text:style-name="T71"> if it </text:span><text:span text:style-name="T45">is</text:span><text:span text:style-name="T71"> needed to show interactive messages .</text:span></text:p>
      <text:p text:style-name="P69"/>
      <text:p text:style-name="P55"><text:soft-page-break/><text:span text:style-name="T71">IsRepositoryDataProcessor</text:span><text:span text:style-name="T59">() - </text:span><text:span text:style-name="T36">returns True</text:span><text:span text:style-name="T59"> </text:span><text:span text:style-name="T36">if it is repository data processor</text:span><text:span text:style-name="T59">.</text:span></text:p>
      <text:p text:style-name="P68">IsParamsForm() -<text:span text:style-name="T36">returns</text:span> <text:span text:style-name="T36">True if there available an action parameters form in the data processor.</text:span></text:p>
      <text:p text:style-name="P29">At that moment, in the configuration available two internal data processors:</text:p>
      <text:p text:style-name="P71"/>
      <text:p text:style-name="P71">DumpConfFromRepository — <text:span text:style-name="T36">making dump from repository.</text:span></text:p>
      <text:p text:style-name="P71"/>
      <text:p text:style-name="P81"><text:span text:style-name="T59">SendEmail - <text:s/></text:span><text:span text:style-name="T78">s</text:span><text:span text:style-name="T45">ending</text:span><text:span text:style-name="T36"> email message to </text:span><text:span text:style-name="T45">the </text:span><text:span text:style-name="T36">list of predefined recipients. </text:span><text:span text:style-name="T59"><text:s/></text:span><text:span text:style-name="T36">The list of recipients and message template could be defined in a parameters form provided by the data processor itself.</text:span><text:span text:style-name="T59">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72">UpdateDB — <text:span text:style-name="T1">updat</text:span><text:span text:style-name="T49">ing</text:span><text:span text:style-name="T1"> the database in DBDir directory from repository.</text:span></text:p>
      <text:p text:style-name="P72"><text:span text:style-name="T1">CheckModules – </text:span><text:span text:style-name="T49">Checking modules of the dump by standard platform command.</text:span></text:p>
      <text:p text:style-name="P30"/>
      <text:p text:style-name="P88"><text:span text:style-name="T46">Role</text:span> «<text:span text:style-name="T1">RepositoryUser»</text:span></text:p>
      <text:p text:style-name="P31">Provide access to objects of “Repositories” subsystem. The role has RLS based mechanism to implement restrictions to “Repositories” catalog and to other connected tables.</text:p>
      <text:p text:style-name="P82"/>
      <text:p text:style-name="P82">Adopted subsystems from SSL</text:p>
      <text:p text:style-name="P70"/>
      <text:list xml:id="list2862057219973030154" text:style-name="L3">
        <text:list-item>
          <text:p text:style-name="P89">AdditionalReportsAndDataProcessors</text:p>
        </text:list-item>
        <text:list-item>
          <text:p text:style-name="P89">BaseFunctionality</text:p>
        </text:list-item>
        <text:list-item>
          <text:p text:style-name="P89">EmailOperations</text:p>
        </text:list-item>
        <text:list-item>
          <text:p text:style-name="P89">Users</text:p>
        </text:list-item>
        <text:list-item>
          <text:p text:style-name="P90">InfobaseVersionUpdate</text:p>
          <text:p text:style-name="P91"/>
        </text:list-item>
      </text:list>
      <text:p text:style-name="P82"><text:span text:style-name="T52">Run task</text:span><text:span text:style-name="T53">s</text:span><text:span text:style-name="T52"> from command line</text:span><text:span text:style-name="T76"><text:tab/><text:tab/><text:tab/> <text:s text:c="4"/></text:span></text:p>
      <text:p text:style-name="P35">In the common module “RepTasks” there is an export function RunTaskByCode(RepositoryCatalogCode, TaskCatalogCode),</text:p>
      <text:p text:style-name="P35">where </text:p>
      <text:p text:style-name="P35"><text:tab/>RepositoryCatalogCode – code of a repository in numeric format.</text:p>
      <text:p text:style-name="P35"><text:tab/>TaskCatalogCode – code of a task in numeric format.</text:p>
      <text:p text:style-name="P35">The function runs particular task by given codes. It is possible to execute this function in one or another way. For example it is possible to set a special parameter in command line of the platform: run_RepTasks.RunTaskByCode(&lt;RepositoryCatalogCode&gt;,&lt;TaskCatalogCode&gt;)</text:p>
      <text:p text:style-name="P35">Example:</text:p>
      <text:p text:style-name="P35">"C:\Program Files (x86)\1cv8\common\1cestart.exe" <text:s/>Enterprise <text:s/>/F"D:\MyDB" /N Administrator <text:s/>/P Password /C"run_RepTasks.RunTaskByCode(1,2)"</text:p>
      <text:p text:style-name="P35">In this example, a task with code 2 of a repository with code 1 will be run.</text:p>
      <text:p text:style-name="P35"/>
      <text:p text:style-name="P102"><text:span text:style-name="T55">Run tasks by</text:span><text:span text:style-name="T97"> </text:span><text:span text:style-name="T54">HTTP-</text:span><text:span text:style-name="T55">service</text:span></text:p>
      <text:p text:style-name="P95"><text:span text:style-name="T57">There is an HTTP-service in the configuration. The base URL of the service is “</text:span><text:span text:style-name="T1">RunTask</text:span><text:span text:style-name="T57">”.</text:span></text:p>
      <text:p text:style-name="P95"><text:span text:style-name="T57">A task could be run by htttp-request in the format:</text:span></text:p>
      <text:p text:style-name="P95">hs/<text:span text:style-name="T1">RunTask/&lt;</text:span><text:span text:style-name="T52">RepositoryCatalogCode</text:span><text:span text:style-name="T1">&gt;/&lt;</text:span><text:span text:style-name="T52">TaskCatalogCode</text:span><text:span text:style-name="T1">&gt;</text:span></text:p>
      <text:p text:style-name="P95"><text:span text:style-name="T57">For example</text:span>, <text:span text:style-name="T57">if DB is published on the web-server “</text:span><text:span text:style-name="T1">localhost” <text:s/></text:span><text:span text:style-name="T57">under name “</text:span>OneCI», <text:span text:style-name="T57">then the line </text:span><text:soft-page-break/><text:span text:style-name="T57">of</text:span> <text:span text:style-name="T57">the </text:span><text:span text:style-name="T1">http-</text:span><text:span text:style-name="T57">request would looks like</text:span>:</text:p>
      <text:p text:style-name="P94"><text:a xlink:type="simple" xlink:href="http://localhost/OneCI/hs/RunTask/1/2" text:style-name="Internet_20_link" text:visited-style-name="Visited_20_Internet_20_Link">http://localhost/OneCI/hs/RunTask/1/2</text:a></text:p>
      <text:p text:style-name="P93">there 1 - code of repository in the catalog, 2 – code of task in the catalog.</text:p>
      <text:p text:style-name="P95"><text:span text:style-name="T57">The requests should be with</text:span> <text:span text:style-name="T57">“</text:span><text:span text:style-name="T1">Basic Authentication”.</text:span></text:p>
      <text:p text:style-name="P94"><text:span text:style-name="T58">The same request in </text:span><text:span text:style-name="T1">Python </text:span>2 <text:span text:style-name="T58">language</text:span>:</text:p>
      <text:p text:style-name="P94">import urllib</text:p>
      <text:p text:style-name="P94">import urllib2</text:p>
      <text:p text:style-name="P94">import base64</text:p>
      <text:p text:style-name="P94">url = "http://localhost/OneCI/hs/RunTask/1/2"</text:p>
      <text:p text:style-name="P94">authKey = base64.b64encode("Administrator:password")</text:p>
      <text:p text:style-name="P94">headers = {"Content-Type":"application/json", "Authorization":"Basic " + authKey}</text:p>
      <text:p text:style-name="P94">request = urllib2.Request(url)\</text:p>
      <text:p text:style-name="P94">for key,value in headers.items():</text:p>
      <text:p text:style-name="P94"><text:s text:c="2"/>request.add_header(key,value)</text:p>
      <text:p text:style-name="P94">response = urllib2.urlopen(request)</text:p>
      <text:p text:style-name="P94">print response.getcode()</text:p>
      <text:p text:style-name="P94"><text:span text:style-name="T58">There the name of the database user is </text:span>- <text:s/>Administrator, <text:span text:style-name="T58">and the Password</text:span> - <text:s/>pass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9T12:41:46.249000000</dc:date>
    <meta:editing-duration>PT8H20M3S</meta:editing-duration>
    <meta:editing-cycles>91</meta:editing-cycles>
    <meta:generator>LibreOffice/5.0.0.5$Windows_x86 LibreOffice_project/1b1a90865e348b492231e1c451437d7a15bb262b</meta:generator>
    <meta:document-statistic meta:table-count="0" meta:image-count="1" meta:object-count="0" meta:page-count="8" meta:paragraph-count="150" meta:word-count="1752" meta:character-count="11847" meta:non-whitespace-character-count="10209"/>
  </office:meta>
</office:document-meta>
</file>